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4pt" officeooo:rsid="000daf99" officeooo:paragraph-rsid="000daf99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daf99" officeooo:paragraph-rsid="000daf9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0daf99"/>
    </style:style>
    <style:style style:name="P4" style:family="paragraph" style:parent-style-name="Text_20_body">
      <style:text-properties officeooo:rsid="000f0172" officeooo:paragraph-rsid="000f0172"/>
    </style:style>
    <style:style style:name="P5" style:family="paragraph" style:parent-style-name="Text_20_body">
      <style:text-properties style:font-name="Liberation Serif" fo:font-size="14pt" fo:font-weight="bold" officeooo:paragraph-rsid="000f0172" style:font-size-asian="14pt" style:font-size-complex="14pt"/>
    </style:style>
    <style:style style:name="P6" style:family="paragraph" style:parent-style-name="Text_20_body">
      <style:text-properties style:font-name="Liberation Serif" fo:font-size="14pt" fo:font-weight="bold" officeooo:rsid="000f0172" officeooo:paragraph-rsid="000f0172" style:font-size-asian="14pt" style:font-size-complex="14pt"/>
    </style:style>
    <style:style style:name="P7" style:family="paragraph" style:parent-style-name="Text_20_body">
      <style:text-properties style:font-name="Liberation Serif" fo:font-size="14pt" fo:font-weight="bold" officeooo:rsid="00126274" officeooo:paragraph-rsid="00126274" style:font-size-asian="14pt" style:font-size-complex="14pt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erif" fo:font-size="14pt" fo:font-weight="normal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erif" fo:font-size="14pt" fo:font-weight="normal" officeooo:rsid="000daf99" officeooo:paragraph-rsid="000daf99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0f0172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0fb624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13d689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officeooo:rsid="000f0172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daf99" style:font-size-asian="12.25pt" style:font-weight-asian="bold" style:font-size-complex="14pt" style:font-weight-complex="bold"/>
    </style:style>
    <style:style style:name="T9" style:family="text">
      <style:text-properties style:text-underline-style="none" officeooo:rsid="000daf99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У5-21Б</text:p>
      <text:p text:style-name="P1">Никольский Даниил</text:p>
      <text:p text:style-name="P2">Контрольный вопрос №1.</text:p>
      <text:p text:style-name="P3"><text:span text:style-name="T8">Формулировка вопроса:</text:span><text:span text:style-name="T9"> “</text:span><text:span text:style-name="T1">Привести лекционное определение понятия “система” с необходи-мыми доопределениями и определение альтернативное, сформули-рованное самостоятельно или позаимствованное из литературы (указать первоисточник), исключая Интернет.</text:span></text:p>
      <text:p text:style-name="P8"><text:span text:style-name="T1">Сравнить определения на полноту, однозначность и ясность смысла. Привести упрощенный пример системы с несколькими элементами, пояснить физический смысл каждого элемента, входного и выходного векторов, сформулировать цель системы и указать системное свойство, которым не обладают её элементы.”</text:span></text:p>
      <text:p text:style-name="P9"><text:span text:style-name="T1"/></text:p>
      <text:p text:style-name="P9"><text:span text:style-name="T2">Система</text:span><text:span text:style-name="T1"> – выделенное из окружающей действительности целое, направленное на достижение определенной(-ых) цели(-ей) и состоящее из закономерно расположенных и взаимосвязанных в пространстве и взаимодействующих во времени составных элементов, обеспечивающих целому системные свойства, которыми не обладает ни один элемент по отдельности.</text:span></text:p>
      <text:p text:style-name="P9"><text:span text:style-name="T2">Цель</text:span><text:span text:style-name="T1"> – будущий результат. </text:span></text:p>
      <text:p text:style-name="Text_20_body"><text:span text:style-name="T2">Свойство</text:span><text:span text:style-name="T1"> – индикатор или признак, с помощью которого можно провести идентификацию элемента.</text:span></text:p>
      <text:p text:style-name="Text_20_body"><text:span text:style-name="T1"/></text:p>
      <text:p text:style-name="P4"><text:span text:style-name="T1">Я считаю также достоверным следующее определение:</text:span></text:p>
      <text:p text:style-name="P5"><text:span text:style-name="T7">Система </text:span><text:span text:style-name="T4">- </text:span><text:span text:style-name="T3">Нечто целое, представляющее собой единство закономерно расположенных и находящихся во взаимной связи частей. </text:span><text:span text:style-name="T4">(Толковый словарь С.И.Ожегова)</text:span></text:p>
      <text:p text:style-name="P5"><text:span text:style-name="T4"/></text:p>
      <text:p text:style-name="P6"><text:span text:style-name="T3">Определения во многом совпадают, в частности в том что представляют одинаковый смысл понятия “система”. Но я считаю лекционное определение намного более точным </text:span><text:span text:style-name="T5">и полным</text:span><text:span text:style-name="T3"> ввиду того, что оно вводит некоторый уровень абстрагированности, что позволяет рассматривать понятие “система” в независимости от внешних факторов, а так же данное определение сужает критерий “</text:span><text:span text:style-name="T5">системности”. Оба определения являются однозначными, так как </text:span><text:soft-page-break/><text:span text:style-name="T5">вводят довольно общее понятие термина “система”, а также являются ясными для понимания.</text:span></text:p>
      <text:p text:style-name="P6"><text:span text:style-name="T5"/></text:p>
      <text:p text:style-name="P7"><text:span text:style-name="T5">П</text:span><text:span text:style-name="T3">ростым примером системы могут послужить обыкновенный часовой механизм. Он представляют собой единое целое, состоящее из множества частей(шестеренок), которые сами по себе системными свойствами не обладают. Физический смысл каждой шестеренки – передача вращения между частями системы с определенным изменением угловой скорости этого вращения, чтобы преобразовать входной вектор – энергию маятника, пружины или электропривода для часов работающих от электричества в выходной – правильное упорядоченное вращение валов стрелок часов </text:span><text:span text:style-name="T6">и правильное отображение времени</text:span><text:span text:style-name="T3">. Цель системы – обеспечить </text:span><text:span text:style-name="T6">правильное отображение времени для пользователя системы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25:00.463598166</meta:creation-date>
    <meta:generator>LibreOffice/5.4.5.1$Linux_X86_64 LibreOffice_project/40m0$Build-1</meta:generator>
    <dc:date>2018-03-15T20:32:01.925649328</dc:date>
    <meta:editing-duration>PT9H2M47S</meta:editing-duration>
    <meta:editing-cycles>3</meta:editing-cycles>
    <meta:document-statistic meta:table-count="0" meta:image-count="0" meta:object-count="0" meta:page-count="2" meta:paragraph-count="12" meta:word-count="285" meta:character-count="2390" meta:non-whitespace-character-count="2108"/>
  </office:meta>
</office:document-meta>
</file>